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row-height="28.3464566929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row" style:name="TableRow2" style:display-name="TableRow2">
      <style:table-row-properties style:row-height="28.3464566929pt"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3">This</text:span></text:p>
          </table:table-cell>
          <table:table-cell table:style-name="TableCell2" office:value-type="string">
            <text:p text:style-name="CellContent2"><text:span text:style-name="T4">is</text:span></text:p>
          </table:table-cell>
        </table:table-row>
        <table:table-row table:style-name="TableRow2">
          <table:table-cell table:style-name="TableCell3" office:value-type="string">
            <text:p text:style-name="CellContent3"><text:span text:style-name="T5">a</text:span></text:p>
          </table:table-cell>
          <table:table-cell table:style-name="TableCell4" office:value-type="string">
            <text:p text:style-name="CellContent4"><text:span text:style-name="T6">blockTable.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